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40000011BD24740E5B28EBDAA.png" manifest:media-type="image/png"/>
  <manifest:file-entry manifest:full-path="Pictures/10000201000001990000018FB8260B5B194E4545.png" manifest:media-type="image/png"/>
  <manifest:file-entry manifest:full-path="Pictures/10000201000001680000012371D90D16F680EAB9.png" manifest:media-type="image/png"/>
  <manifest:file-entry manifest:full-path="Pictures/100002010000016A0000011C89913BC88F7AF1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b8c82" officeooo:paragraph-rsid="001b8c8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b8c82" officeooo:paragraph-rsid="001b8c82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</text:p>
      <text:p text:style-name="P1"/>
      <text:p text:style-name="P2"/>
      <text:p text:style-name="P2"/>
      <text:p text:style-name="P2"><draw:frame draw:style-name="fr1" draw:name="Image1" text:anchor-type="char" svg:x="1.207cm" svg:y="0.148cm" svg:width="9.578cm" svg:height="7.514cm" draw:z-index="0"><draw:image xlink:href="Pictures/100002010000016A0000011C89913BC88F7AF1A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1.214cm" svg:y="0.247cm" svg:width="9.525cm" svg:height="7.699cm" draw:z-index="1"><draw:image xlink:href="Pictures/10000201000001680000012371D90D16F680EAB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3" text:anchor-type="char" svg:x="1.808cm" svg:y="0.469cm" svg:width="10.821cm" svg:height="10.557cm" draw:z-index="2"><draw:image xlink:href="Pictures/10000201000001990000018FB8260B5B194E454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x="2.101cm" svg:y="5.969cm" svg:width="9.419cm" svg:height="7.488cm" draw:z-index="3"><draw:image xlink:href="Pictures/10000201000001640000011BD24740E5B28EBDA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22:34:09.652311952</meta:creation-date>
    <dc:date>2020-12-02T22:50:46.827042160</dc:date>
    <meta:editing-duration>PT16M38S</meta:editing-duration>
    <meta:editing-cycles>2</meta:editing-cycles>
    <meta:generator>LibreOffice/6.4.6.2$Linux_X86_64 LibreOffice_project/40$Build-2</meta:generator>
    <meta:document-statistic meta:table-count="0" meta:image-count="4" meta:object-count="0" meta:page-count="2" meta:paragraph-count="1" meta:word-count="1" meta:character-count="6" meta:non-whitespace-character-count="6"/>
  </office:meta>
</office:document-meta>
</file>